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9374in"/>
    </style:style>
    <style:style style:name="co6" style:family="table-column">
      <style:table-column-properties fo:break-before="auto" style:column-width="1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name</text:p>
          </table:table-cell>
          <table:table-cell office:value-type="string">
            <text:p>phase</text:p>
          </table:table-cell>
          <table:table-cell office:value-type="string">
            <text:p>formula</text:p>
          </table:table-cell>
          <table:table-cell office:value-type="string">
            <text:p>std. delat H (298K)</text:p>
          </table:table-cell>
        </table:table-row>
        <table:table-row table:style-name="ro2">
          <table:table-cell table:number-columns-repeated="6"/>
          <table:table-cell office:value-type="string">
            <text:p>kJ/mol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Acetone" xlink:type="simple">Acetone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3H6O</text:p>
          </table:table-cell>
          <table:table-cell table:style-name="ce1" office:value-type="float" office:value="-248.4">
            <text:p>-248.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Acetylene" xlink:type="simple">Acetyle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2H2</text:p>
          </table:table-cell>
          <table:table-cell table:style-name="ce1" office:value-type="float" office:value="227.4">
            <text:p>227.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mmon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H3</text:p>
          </table:table-cell>
          <table:table-cell table:style-name="ce1" office:value-type="float" office:value="-46.1">
            <text:p>-46.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Ammonium_nitrate" xlink:type="simple">Ammonium nitrat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H4NO3</text:p>
          </table:table-cell>
          <table:table-cell table:style-name="ce1" office:value-type="float" office:value="-365.6">
            <text:p>-365.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Benzene" xlink:type="simple">Benzene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6H6</text:p>
          </table:table-cell>
          <table:table-cell table:style-name="ce1" office:value-type="float" office:value="49.1">
            <text:p>49.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Bromine" xlink:type="simple">Bromine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Br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omin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r2</text:p>
          </table:table-cell>
          <table:table-cell table:style-name="ce1" office:value-type="float" office:value="31">
            <text:p>3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Bromin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r</text:p>
          </table:table-cell>
          <table:table-cell table:style-name="ce1" office:value-type="float" office:value="111.9">
            <text:p>111.9</text:p>
          </table:table-cell>
        </table:table-row>
        <table:table-row table:style-name="ro2">
          <table:table-cell table:number-columns-repeated="3"/>
          <table:table-cell table:style-name="ce1" office:value-type="string">
            <text:p>Hydrogen bromid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Br</text:p>
          </table:table-cell>
          <table:table-cell table:style-name="ce1" office:value-type="float" office:value="-36.3">
            <text:p>-36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alcium" xlink:type="simple">Calcium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a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alcium_oxide" xlink:type="simple">Calcium oxid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aO</text:p>
          </table:table-cell>
          <table:table-cell table:style-name="ce1" office:value-type="float" office:value="-634.9">
            <text:p>-634.9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alcium_carbonate" xlink:type="simple">Calcium carbonat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aCO3</text:p>
          </table:table-cell>
          <table:table-cell table:style-name="ce1" office:value-type="float" office:value="-1207.6">
            <text:p>-1207.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graphit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diamond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</text:p>
          </table:table-cell>
          <table:table-cell table:style-name="ce1" office:value-type="float" office:value="1.88">
            <text:p>1.8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arbon_monoxide" xlink:type="simple">Carbon mon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O</text:p>
          </table:table-cell>
          <table:table-cell table:style-name="ce1" office:value-type="float" office:value="-110.5">
            <text:p>-110.5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arbon_dioxide" xlink:type="simple">Carbon di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O2</text:p>
          </table:table-cell>
          <table:table-cell table:style-name="ce1" office:value-type="float" office:value="-393.5">
            <text:p>-393.5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Chlorine" xlink:type="simple">Chlori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l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Chlorin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l</text:p>
          </table:table-cell>
          <table:table-cell table:style-name="ce1" office:value-type="float" office:value="121.3">
            <text:p>121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Hydrogen_chloride" xlink:type="simple">Hydrogen chlor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Cl</text:p>
          </table:table-cell>
          <table:table-cell table:style-name="ce1" office:value-type="float" office:value="-92.3">
            <text:p>-92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Ethane" xlink:type="simple">Etha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2H6</text:p>
          </table:table-cell>
          <table:table-cell table:style-name="ce1" office:value-type="float" office:value="-84.68">
            <text:p>-84.6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Ethanol" xlink:type="simple">Ethanol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2H5OH</text:p>
          </table:table-cell>
          <table:table-cell table:style-name="ce1" office:value-type="float" office:value="-277.6">
            <text:p>-277.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Ethylene" xlink:type="simple">Ethyle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2H4</text:p>
          </table:table-cell>
          <table:table-cell table:style-name="ce1" office:value-type="float" office:value="52.4">
            <text:p>52.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Fluorine" xlink:type="simple">Fluori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tomic Fluorin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style-name="ce1" office:value-type="float" office:value="79.38">
            <text:p>79.3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Hydrogen_fluoride" xlink:type="simple">Hydrogen fluor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F</text:p>
          </table:table-cell>
          <table:table-cell table:style-name="ce1" office:value-type="float" office:value="-273.3">
            <text:p>-273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Glucose" xlink:type="simple">Glucos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6H12O6</text:p>
          </table:table-cell>
          <table:table-cell table:style-name="ce1" office:value-type="float" office:value="-1273.3">
            <text:p>-1273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Hydrogen" xlink:type="simple">Hydrogen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Iodine" xlink:type="simple">Iodin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I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Iodin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I2</text:p>
          </table:table-cell>
          <table:table-cell table:style-name="ce1" office:value-type="float" office:value="62">
            <text:p>6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Isopropanol" xlink:type="simple">Isopropanol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3H7OH</text:p>
          </table:table-cell>
          <table:table-cell table:style-name="ce1" office:value-type="float" office:value="-318.1">
            <text:p>-318.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Methane" xlink:type="simple">Metha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H4</text:p>
          </table:table-cell>
          <table:table-cell table:style-name="ce1" office:value-type="float" office:value="-74.87">
            <text:p>-74.87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Methanol" xlink:type="simple">Methanol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H3OH</text:p>
          </table:table-cell>
          <table:table-cell table:style-name="ce1" office:value-type="float" office:value="-238.6">
            <text:p>-238.6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Nitrogen" xlink:type="simple">Nitrogen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Nitrogen_dioxide" xlink:type="simple">Nitrogen di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O2</text:p>
          </table:table-cell>
          <table:table-cell table:style-name="ce1" office:value-type="float" office:value="33.2">
            <text:p>33.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Nitric_oxide" xlink:type="simple">Nitric 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O</text:p>
          </table:table-cell>
          <table:table-cell table:style-name="ce1" office:value-type="float" office:value="91.3">
            <text:p>91.3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Oxygen" xlink:type="simple">Oxygen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O2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Ozone" xlink:type="simple">Ozo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O3</text:p>
          </table:table-cell>
          <table:table-cell table:style-name="ce1" office:value-type="float" office:value="142.7">
            <text:p>142.7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Propane" xlink:type="simple">Propan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3H8</text:p>
          </table:table-cell>
          <table:table-cell table:style-name="ce1" office:value-type="float" office:value="-103.85">
            <text:p>-103.85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odium" xlink:type="simple">Sodium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a</text:p>
          </table:table-cell>
          <table:table-cell table:style-name="ce1" office:value-type="float" office:value="107.5">
            <text:p>107.5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odium_bicarbonate" xlink:type="simple">Sodium bicarbonat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HCO3</text:p>
          </table:table-cell>
          <table:table-cell table:style-name="ce1" office:value-type="float" office:value="-950.8">
            <text:p>-950.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odium_carbonate" xlink:type="simple">Sodium carbonat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2CO3</text:p>
          </table:table-cell>
          <table:table-cell table:style-name="ce1" office:value-type="float" office:value="-1131">
            <text:p>-113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 chlorid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Cl</text:p>
          </table:table-cell>
          <table:table-cell table:style-name="ce1" office:value-type="float" office:value="-411.12">
            <text:p>-411.1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 chloride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aCl</text:p>
          </table:table-cell>
          <table:table-cell table:style-name="ce1" office:value-type="float" office:value="-385.92">
            <text:p>-385.9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 chlorid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aCl</text:p>
          </table:table-cell>
          <table:table-cell table:style-name="ce1" office:value-type="float" office:value="-181.42">
            <text:p>-181.4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 hydroxid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OH</text:p>
          </table:table-cell>
          <table:table-cell table:style-name="ce1" office:value-type="float" office:value="-426.7">
            <text:p>-426.7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odium nitrat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aNO3</text:p>
          </table:table-cell>
          <table:table-cell table:style-name="ce1" office:value-type="float" office:value="-424.8">
            <text:p>-424.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ucrose" xlink:type="simple">Sucros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C12H22O11</text:p>
          </table:table-cell>
          <table:table-cell table:style-name="ce1" office:value-type="float" office:value="-2226.1">
            <text:p>-2226.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Sulfu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8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ulfur_dioxide" xlink:type="simple">Sulfur di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O2</text:p>
          </table:table-cell>
          <table:table-cell table:style-name="ce1" office:value-type="float" office:value="-296.8">
            <text:p>-296.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ulfur_trioxide" xlink:type="simple">Sulfur trioxide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O3</text:p>
          </table:table-cell>
          <table:table-cell table:style-name="ce1" office:value-type="float" office:value="-395.7">
            <text:p>-395.7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ulfuric_acid" xlink:type="simple">Sulfuric acid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H2SO4</text:p>
          </table:table-cell>
          <table:table-cell table:style-name="ce1" office:value-type="float" office:value="-814">
            <text:p>-814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ilica" xlink:type="simple">Silica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iO2</text:p>
          </table:table-cell>
          <table:table-cell table:style-name="ce1" office:value-type="float" office:value="-911">
            <text:p>-911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ilver" xlink:type="simple">Silver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Ag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Silver_chloride" xlink:type="simple">Silver chlorid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AgCl</text:p>
          </table:table-cell>
          <table:table-cell table:style-name="ce1" office:value-type="float" office:value="-127">
            <text:p>-127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Water_(data_page)" xlink:type="simple">Water</text:a></text:p>
          </table:table-cell>
          <table:table-cell table:style-name="ce1" office:value-type="string">
            <text:p>l</text:p>
          </table:table-cell>
          <table:table-cell table:style-name="ce1" office:value-type="string">
            <text:p>H2O</text:p>
          </table:table-cell>
          <table:table-cell table:style-name="ce1" office:value-type="float" office:value="-285.8">
            <text:p>-285.8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Water_vapor" xlink:type="simple">Water vapor</text:a>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2O</text:p>
          </table:table-cell>
          <table:table-cell table:style-name="ce1" office:value-type="float" office:value="-241.82">
            <text:p>-241.8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<text:a xlink:href="https://en.wikipedia.org/wiki/Zinc_sulfate" xlink:type="simple">Zinc sulfate</text:a></text:p>
          </table:table-cell>
          <table:table-cell table:style-name="ce1" office:value-type="string">
            <text:p>s</text:p>
          </table:table-cell>
          <table:table-cell table:style-name="ce1" office:value-type="string">
            <text:p>ZnSO4</text:p>
          </table:table-cell>
          <table:table-cell table:style-name="ce1" office:value-type="float" office:value="-980.14">
            <text:p>-980.14</text:p>
          </table:table-cell>
        </table:table-row>
        <table:table-row table:style-name="ro3" table:number-rows-repeated="104851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ce1"/>
        <table:table-column table:style-name="co2" table:number-columns-repeated="2" table:default-cell-style-name="ce4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3">
          <table:table-cell/>
          <table:table-cell table:style-name="Default" office:value-type="string">
            <text:p>http://www.cementkilns.co.uk/data_enthalpy_formation.html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 office:value-type="string">
            <text:p>Phase</text:p>
          </table:table-cell>
          <table:table-cell table:style-name="ce3" office:value-type="string">
            <text:p>Formula</text:p>
          </table:table-cell>
          <table:table-cell table:style-name="ce3" office:value-type="string">
            <text:p>Molar Mass</text:p>
          </table:table-cell>
          <table:table-cell table:style-name="ce3" office:value-type="string">
            <text:p>ΔfH° kJ/mol</text:p>
          </table:table-cell>
          <table:table-cell table:number-columns-repeated="5"/>
          <table:table-cell table:style-name="ce5" office:value-type="string" table:number-columns-spanned="1" table:number-rows-spanned="2">
            <text:p>Phase</text:p>
          </table:table-cell>
        </table:table-row>
        <table:table-row table:style-name="ro2">
          <table:table-cell/>
          <table:table-cell office:value-type="string">
            <text:p>Quartz</text:p>
          </table:table-cell>
          <table:table-cell office:value-type="string">
            <text:p>SiO2</text:p>
          </table:table-cell>
          <table:table-cell office:value-type="float" office:value="60.0843">
            <text:p>60.0843</text:p>
          </table:table-cell>
          <table:table-cell office:value-type="float" office:value="-910.86">
            <text:p>-910.86</text:p>
          </table:table-cell>
          <table:table-cell table:number-columns-repeated="5"/>
          <table:covered-table-cell/>
        </table:table-row>
        <table:table-row table:style-name="ro2">
          <table:table-cell/>
          <table:table-cell office:value-type="string">
            <text:p>Kaolinite</text:p>
          </table:table-cell>
          <table:table-cell office:value-type="string">
            <text:p>Si2Al2O5(OH)4</text:p>
          </table:table-cell>
          <table:table-cell office:value-type="float" office:value="258.1606">
            <text:p>258.1606</text:p>
          </table:table-cell>
          <table:table-cell office:value-type="float" office:value="-4120.4">
            <text:p>-4120.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yrophyllite</text:p>
          </table:table-cell>
          <table:table-cell office:value-type="string">
            <text:p>Si2AlO5(OH)</text:p>
          </table:table-cell>
          <table:table-cell office:value-type="float" office:value="180.1569">
            <text:p>180.1569</text:p>
          </table:table-cell>
          <table:table-cell office:value-type="float" office:value="-2821.1">
            <text:p>-2821.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ematite</text:p>
          </table:table-cell>
          <table:table-cell office:value-type="string">
            <text:p>Fe2O3</text:p>
          </table:table-cell>
          <table:table-cell office:value-type="float" office:value="159.6882">
            <text:p>159.6882</text:p>
          </table:table-cell>
          <table:table-cell office:value-type="float" office:value="-825.48">
            <text:p>-825.4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lcite</text:p>
          </table:table-cell>
          <table:table-cell office:value-type="string">
            <text:p>CaCO3</text:p>
          </table:table-cell>
          <table:table-cell office:value-type="float" office:value="100.0872">
            <text:p>100.0872</text:p>
          </table:table-cell>
          <table:table-cell office:value-type="float" office:value="-1206.92">
            <text:p>-1206.9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lomite</text:p>
          </table:table-cell>
          <table:table-cell office:value-type="string">
            <text:p>CaMg(CO3)2</text:p>
          </table:table-cell>
          <table:table-cell office:value-type="float" office:value="184.4019">
            <text:p>184.4019</text:p>
          </table:table-cell>
          <table:table-cell office:value-type="float" office:value="-2330.09">
            <text:p>-2330.0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hlogopite</text:p>
          </table:table-cell>
          <table:table-cell office:value-type="string">
            <text:p>KMg3AlSi3O12(OH)2</text:p>
          </table:table-cell>
          <table:table-cell office:value-type="float" office:value="417.2616">
            <text:p>417.2616</text:p>
          </table:table-cell>
          <table:table-cell office:value-type="float" office:value="-6075.22">
            <text:p>-6075.2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ater (l)</text:p>
          </table:table-cell>
          <table:table-cell office:value-type="string">
            <text:p>H2O</text:p>
          </table:table-cell>
          <table:table-cell office:value-type="float" office:value="18.0153">
            <text:p>18.0153</text:p>
          </table:table-cell>
          <table:table-cell office:value-type="float" office:value="-285.83">
            <text:p>-285.8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ater (g)</text:p>
          </table:table-cell>
          <table:table-cell office:value-type="string">
            <text:p>H2O</text:p>
          </table:table-cell>
          <table:table-cell office:value-type="float" office:value="18.0153">
            <text:p>18.0153</text:p>
          </table:table-cell>
          <table:table-cell office:value-type="float" office:value="-241.826">
            <text:p>-241.82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rbon Dioxide</text:p>
          </table:table-cell>
          <table:table-cell office:value-type="string">
            <text:p>CO2</text:p>
          </table:table-cell>
          <table:table-cell office:value-type="float" office:value="44.0098">
            <text:p>44.0098</text:p>
          </table:table-cell>
          <table:table-cell office:value-type="float" office:value="-393.52">
            <text:p>-393.5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bite</text:p>
          </table:table-cell>
          <table:table-cell office:value-type="string">
            <text:p>NaSi3AlO8</text:p>
          </table:table-cell>
          <table:table-cell office:value-type="float" office:value="262.223">
            <text:p>262.223</text:p>
          </table:table-cell>
          <table:table-cell office:value-type="float" office:value="-3948.3">
            <text:p>-3948.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thoclase</text:p>
          </table:table-cell>
          <table:table-cell office:value-type="string">
            <text:p>KSi3AlO8</text:p>
          </table:table-cell>
          <table:table-cell office:value-type="float" office:value="278.3315">
            <text:p>278.3315</text:p>
          </table:table-cell>
          <table:table-cell office:value-type="float" office:value="-3921.2">
            <text:p>-3921.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lmenite</text:p>
          </table:table-cell>
          <table:table-cell office:value-type="string">
            <text:p>FeTiO3</text:p>
          </table:table-cell>
          <table:table-cell office:value-type="float" office:value="151.7102">
            <text:p>151.7102</text:p>
          </table:table-cell>
          <table:table-cell office:value-type="float" office:value="-1234.08">
            <text:p>-1234.0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ydroxyapatite</text:p>
          </table:table-cell>
          <table:table-cell office:value-type="string">
            <text:p>Ca5(PO4)3(OH)</text:p>
          </table:table-cell>
          <table:table-cell office:value-type="float" office:value="502.3115">
            <text:p>502.3115</text:p>
          </table:table-cell>
          <table:table-cell office:value-type="float" office:value="-6752">
            <text:p>-675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xbyite</text:p>
          </table:table-cell>
          <table:table-cell office:value-type="string">
            <text:p>Mn2O3</text:p>
          </table:table-cell>
          <table:table-cell office:value-type="float" office:value="157.8743">
            <text:p>157.8743</text:p>
          </table:table-cell>
          <table:table-cell office:value-type="float" office:value="-956.9">
            <text:p>-956.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me</text:p>
          </table:table-cell>
          <table:table-cell office:value-type="string">
            <text:p>CaO</text:p>
          </table:table-cell>
          <table:table-cell office:value-type="float" office:value="56.0774">
            <text:p>56.0774</text:p>
          </table:table-cell>
          <table:table-cell office:value-type="float" office:value="-635.09">
            <text:p>-635.0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ericlase</text:p>
          </table:table-cell>
          <table:table-cell office:value-type="string">
            <text:p>MgO</text:p>
          </table:table-cell>
          <table:table-cell office:value-type="float" office:value="40.3049">
            <text:p>40.3049</text:p>
          </table:table-cell>
          <table:table-cell office:value-type="float" office:value="-601.25">
            <text:p>-601.2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icalcium silicate</text:p>
          </table:table-cell>
          <table:table-cell office:value-type="string">
            <text:p>Ca3SiO5</text:p>
          </table:table-cell>
          <table:table-cell office:value-type="float" office:value="228.3165">
            <text:p>228.3165</text:p>
          </table:table-cell>
          <table:table-cell office:value-type="float" office:value="-2929.2">
            <text:p>-2929.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calcium silicate</text:p>
          </table:table-cell>
          <table:table-cell office:value-type="string">
            <text:p>Ca2SiO4</text:p>
          </table:table-cell>
          <table:table-cell office:value-type="float" office:value="172.2391">
            <text:p>172.2391</text:p>
          </table:table-cell>
          <table:table-cell office:value-type="float" office:value="-2307.5">
            <text:p>-2307.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icalcium aluminate</text:p>
          </table:table-cell>
          <table:table-cell office:value-type="string">
            <text:p>Ca3Al2O6</text:p>
          </table:table-cell>
          <table:table-cell office:value-type="float" office:value="270.1935">
            <text:p>270.1935</text:p>
          </table:table-cell>
          <table:table-cell office:value-type="float" office:value="-3588.6">
            <text:p>-3588.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tracalcium aluminoferrite</text:p>
          </table:table-cell>
          <table:table-cell office:value-type="string">
            <text:p>Ca4Al2Fe2O10</text:p>
          </table:table-cell>
          <table:table-cell office:value-type="float" office:value="485.9591">
            <text:p>485.9591</text:p>
          </table:table-cell>
          <table:table-cell office:value-type="float" office:value="-5092.89">
            <text:p>-5092.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terite</text:p>
          </table:table-cell>
          <table:table-cell office:value-type="string">
            <text:p>Mg2SiO4</text:p>
          </table:table-cell>
          <table:table-cell office:value-type="float" office:value="140.6941">
            <text:p>140.6941</text:p>
          </table:table-cell>
          <table:table-cell office:value-type="float" office:value="-2176.93">
            <text:p>-2176.9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lfur Dioxide</text:p>
          </table:table-cell>
          <table:table-cell office:value-type="string">
            <text:p>SO2</text:p>
          </table:table-cell>
          <table:table-cell office:value-type="float" office:value="64.0663">
            <text:p>64.0663</text:p>
          </table:table-cell>
          <table:table-cell office:value-type="float" office:value="-296.82">
            <text:p>-296.8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henardite</text:p>
          </table:table-cell>
          <table:table-cell office:value-type="string">
            <text:p>Na2SO4</text:p>
          </table:table-cell>
          <table:table-cell office:value-type="float" office:value="142.0446">
            <text:p>142.0446</text:p>
          </table:table-cell>
          <table:table-cell office:value-type="float" office:value="-1387.58">
            <text:p>-1387.5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canite</text:p>
          </table:table-cell>
          <table:table-cell office:value-type="string">
            <text:p>K2SO4</text:p>
          </table:table-cell>
          <table:table-cell office:value-type="float" office:value="174.2617">
            <text:p>174.2617</text:p>
          </table:table-cell>
          <table:table-cell office:value-type="float" office:value="-1437.71">
            <text:p>-1437.7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nhydrite</text:p>
          </table:table-cell>
          <table:table-cell office:value-type="string">
            <text:p>CaSO4</text:p>
          </table:table-cell>
          <table:table-cell office:value-type="float" office:value="136.1431">
            <text:p>136.1431</text:p>
          </table:table-cell>
          <table:table-cell office:value-type="float" office:value="-1425.22">
            <text:p>-1425.2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dium aluminate</text:p>
          </table:table-cell>
          <table:table-cell office:value-type="string">
            <text:p>Na2Al2O4</text:p>
          </table:table-cell>
          <table:table-cell office:value-type="float" office:value="163.9402">
            <text:p>163.9402</text:p>
          </table:table-cell>
          <table:table-cell office:value-type="float" office:value="-2268.5">
            <text:p>-2268.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tassium aluminate</text:p>
          </table:table-cell>
          <table:table-cell office:value-type="string">
            <text:p>K2Al2O4</text:p>
          </table:table-cell>
          <table:table-cell office:value-type="float" office:value="196.1573">
            <text:p>196.1573</text:p>
          </table:table-cell>
          <table:table-cell office:value-type="float" office:value="-2281.1">
            <text:p>-2281.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"Tetracalcium magnesotitanite"</text:p>
          </table:table-cell>
          <table:table-cell office:value-type="string">
            <text:p>Ca4Mg2Ti2O10</text:p>
          </table:table-cell>
          <table:table-cell office:value-type="float" office:value="464.676">
            <text:p>464.676</text:p>
          </table:table-cell>
          <table:table-cell office:value-type="float" office:value="-5669">
            <text:p>-566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hitlockite</text:p>
          </table:table-cell>
          <table:table-cell office:value-type="string">
            <text:p>Ca3(PO4)2</text:p>
          </table:table-cell>
          <table:table-cell office:value-type="float" office:value="310.1767">
            <text:p>310.1767</text:p>
          </table:table-cell>
          <table:table-cell office:value-type="float" office:value="-4120.8">
            <text:p>-4120.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tracalcium aluminomanganite</text:p>
          </table:table-cell>
          <table:table-cell office:value-type="string">
            <text:p>Ca4Al2Mn2O10</text:p>
          </table:table-cell>
          <table:table-cell office:value-type="float" office:value="484.1451">
            <text:p>484.1451</text:p>
          </table:table-cell>
          <table:table-cell office:value-type="float" office:value="-5223">
            <text:p>-5223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0000-00-00T09:16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kop </meta:initial-creator>
    <meta:creation-date>2011-10-17T11:04:35</meta:creation-date>
    <meta:generator>LibreOffice/4.0.3.3$Linux_X86_64 LibreOffice_project/400m0$Build-3</meta:generator>
    <dc:date>2015-10-21T15:53:29</dc:date>
    <dc:creator>prokop </dc:creator>
    <meta:editing-duration>P1DT6H33M28S</meta:editing-duration>
    <meta:editing-cycles>2</meta:editing-cycles>
    <meta:document-statistic meta:table-count="3" meta:cell-count="367" meta:object-count="0"/>
  </office:meta>
</office:document-meta>
</file>